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3.265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3.066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29" table:default-cell-style-name="Default"/>
        <table:table-column table:style-name="co1" table:number-columns-repeated="2" table:default-cell-style-name="ce1"/>
        <table:table-column table:style-name="co1" table:number-columns-repeated="20" table:default-cell-style-name="Default"/>
        <table:table-row table:style-name="ro1">
          <table:table-cell table:number-columns-repeated="63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Terrans spawning</text:p>
          </table:table-cell>
          <table:covered-table-cell table:number-columns-repeated="3"/>
          <table:table-cell table:number-columns-repeated="58"/>
        </table:table-row>
        <table:table-row table:style-name="ro1">
          <table:table-cell/>
          <table:covered-table-cell table:number-columns-repeated="4"/>
          <table:table-cell table:number-columns-repeated="58"/>
        </table:table-row>
        <table:table-row table:style-name="ro1">
          <table:table-cell/>
          <table:table-cell table:style-name="ce8" table:number-columns-repeated="3"/>
          <table:table-cell table:number-columns-repeated="59"/>
        </table:table-row>
        <table:table-row table:style-name="ro2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Smal ships</text:p>
          </table:table-cell>
          <table:table-cell table:number-columns-repeated="2"/>
          <table:table-cell table:style-name="ce11" office:value-type="string" calcext:value-type="string">
            <text:p>Level</text:p>
          </table:table-cell>
          <table:table-cell table:style-name="ce35" office:value-type="string" calcext:value-type="string" table:number-columns-spanned="6" table:number-rows-spanned="1">
            <text:p>Shiptypes</text:p>
          </table:table-cell>
          <table:covered-table-cell table:number-columns-repeated="5" table:style-name="ce38"/>
          <table:table-cell table:number-columns-repeated="51"/>
        </table:table-row>
        <table:table-row table:style-name="ro1">
          <table:table-cell table:style-name="Default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ighter</text:p>
          </table:table-cell>
          <table:table-cell table:style-name="ce8" table:formula="of:=[.C6]" office:value-type="string" office:string-value="Fighter" calcext:value-type="string">
            <text:p>Fighter</text:p>
          </table:table-cell>
          <table:table-cell table:style-name="ce8"/>
          <table:table-cell table:style-name="ce32" office:value-type="float" office:value="1" calcext:value-type="float">
            <text:p>1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/>
          <table:table-cell table:style-name="ce15" table:number-columns-repeated="4"/>
          <table:table-cell table:number-columns-repeated="51"/>
        </table:table-row>
        <table:table-row table:style-name="ro1">
          <table:table-cell table:style-name="Default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nterceptor</text:p>
          </table:table-cell>
          <table:table-cell table:style-name="ce8" table:formula="of:=[.C7]" office:value-type="string" office:string-value="Interceptor" calcext:value-type="string">
            <text:p>Interceptor</text:p>
          </table:table-cell>
          <table:table-cell table:style-name="ce8"/>
          <table:table-cell table:style-name="ce32" office:value-type="float" office:value="2" calcext:value-type="float">
            <text:p>2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5"/>
          <table:table-cell table:number-columns-repeated="51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omber</text:p>
          </table:table-cell>
          <table:table-cell table:style-name="ce8" table:formula="of:=[.C8]" office:value-type="string" office:string-value="Bomber" calcext:value-type="string">
            <text:p>Bomber</text:p>
          </table:table-cell>
          <table:table-cell table:style-name="ce8"/>
          <table:table-cell table:style-name="ce32" office:value-type="float" office:value="3" calcext:value-type="float">
            <text:p>3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number-columns-repeated="5"/>
          <table:table-cell table:number-columns-repeated="51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ttack Bomber</text:p>
          </table:table-cell>
          <table:table-cell table:style-name="ce8" table:formula="of:=[.C9]" office:value-type="string" office:string-value="Attack Bomber" calcext:value-type="string">
            <text:p>Attack Bomber</text:p>
          </table:table-cell>
          <table:table-cell table:style-name="ce8"/>
          <table:table-cell table:style-name="ce32" office:value-type="float" office:value="4" calcext:value-type="float">
            <text:p>4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number-columns-repeated="5"/>
          <table:table-cell table:number-columns-repeated="51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Missile ship</text:p>
          </table:table-cell>
          <table:table-cell table:style-name="ce8" table:formula="of:=[.C10]" office:value-type="string" office:string-value="Missile ship" calcext:value-type="string">
            <text:p>Missile ship</text:p>
          </table:table-cell>
          <table:table-cell table:style-name="ce8"/>
          <table:table-cell table:style-name="ce32" office:value-type="float" office:value="5" calcext:value-type="float">
            <text:p>5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number-columns-repeated="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style-name="ce8" table:number-columns-repeated="2"/>
          <table:table-cell table:style-name="ce32" office:value-type="float" office:value="6" calcext:value-type="float">
            <text:p>6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2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Frigates</text:p>
          </table:table-cell>
          <table:table-cell table:style-name="ce8" table:number-columns-repeated="2"/>
          <table:table-cell table:style-name="ce32" office:value-type="float" office:value="7" calcext:value-type="float">
            <text:p>7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Laser Frigate</text:p>
          </table:table-cell>
          <table:table-cell table:style-name="ce8" table:formula="of:=[.C13]" office:value-type="string" office:string-value="Laser Frigate" calcext:value-type="string">
            <text:p>Laser Frigate</text:p>
          </table:table-cell>
          <table:table-cell table:style-name="ce8"/>
          <table:table-cell table:style-name="ce32" office:value-type="float" office:value="8" calcext:value-type="float">
            <text:p>8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Bomb Frigate</text:p>
          </table:table-cell>
          <table:table-cell table:style-name="ce8" table:formula="of:=[.C14]" office:value-type="string" office:string-value="Bomb Frigate" calcext:value-type="string">
            <text:p>Bomb Frigate</text:p>
          </table:table-cell>
          <table:table-cell table:style-name="ce8"/>
          <table:table-cell table:style-name="ce32" office:value-type="float" office:value="9" calcext:value-type="float">
            <text:p>9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Missile Frigate</text:p>
          </table:table-cell>
          <table:table-cell table:style-name="ce8" table:formula="of:=[.C15]" office:value-type="string" office:string-value="Missile Frigate" calcext:value-type="string">
            <text:p>Missile Frigate</text:p>
          </table:table-cell>
          <table:table-cell table:style-name="ce8"/>
          <table:table-cell table:style-name="ce33" office:value-type="float" office:value="10" calcext:value-type="float">
            <text:p>10</text:p>
          </table:table-cell>
          <table:table-cell table:style-name="ce36" table:formula="of:=[.$D$13]" office:value-type="string" office:string-value="Laser Frigate" calcext:value-type="string">
            <text:p>Laser Frigate</text:p>
          </table:table-cell>
          <table:table-cell table:style-name="ce36" table:number-columns-repeated="5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/>
          <table:table-cell table:style-name="ce15"/>
          <table:table-cell table:style-name="ce16" office:value-type="string" calcext:value-type="string">
            <text:p>Drone Frigate</text:p>
          </table:table-cell>
          <table:table-cell table:style-name="ce8" table:formula="of:=[.C16]" office:value-type="string" office:string-value="Drone Frigate" calcext:value-type="string">
            <text:p>Drone Frigate</text:p>
          </table:table-cell>
          <table:table-cell table:style-name="ce8"/>
          <table:table-cell table:style-name="ce32" office:value-type="float" office:value="11" calcext:value-type="float">
            <text:p>11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/>
          <table:table-cell table:style-name="ce15"/>
          <table:table-cell table:style-name="ce16" office:value-type="string" calcext:value-type="string">
            <text:p>Ion Frigate</text:p>
          </table:table-cell>
          <table:table-cell table:style-name="ce8" table:formula="of:=[.C17]" office:value-type="string" office:string-value="Ion Frigate" calcext:value-type="string">
            <text:p>Ion Frigate</text:p>
          </table:table-cell>
          <table:table-cell table:style-name="ce8"/>
          <table:table-cell table:style-name="ce32" office:value-type="float" office:value="12" calcext:value-type="float">
            <text:p>12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3"/>
          <table:table-cell table:style-name="ce8" table:number-columns-repeated="2"/>
          <table:table-cell table:style-name="ce32" office:value-type="float" office:value="13" calcext:value-type="float">
            <text:p>13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2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attleships</text:p>
          </table:table-cell>
          <table:table-cell table:style-name="ce8" table:number-columns-repeated="2"/>
          <table:table-cell table:style-name="ce32" office:value-type="float" office:value="14" calcext:value-type="float">
            <text:p>14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number-columns-repeated="4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Laser Battleship</text:p>
          </table:table-cell>
          <table:table-cell table:style-name="ce8" table:formula="of:=[.C20]" office:value-type="string" office:string-value="Laser Battleship" calcext:value-type="string">
            <text:p>Laser Battleship</text:p>
          </table:table-cell>
          <table:table-cell table:style-name="ce8"/>
          <table:table-cell table:style-name="ce32" office:value-type="float" office:value="15" calcext:value-type="float">
            <text:p>15</text:p>
          </table:table-cell>
          <table:table-cell table:style-name="ce15" table:formula="of:=[.$D$14]" office:value-type="string" office:string-value="Bomb Frigate" calcext:value-type="string">
            <text:p>Bomb Frigate</text:p>
          </table:table-cell>
          <table:table-cell table:style-name="ce15" table:number-columns-repeated="5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Bomb Battleship</text:p>
          </table:table-cell>
          <table:table-cell table:style-name="ce8" table:formula="of:=[.C21]" office:value-type="string" office:string-value="Bomb Battleship" calcext:value-type="string">
            <text:p>Bomb Battleship</text:p>
          </table:table-cell>
          <table:table-cell table:style-name="ce8"/>
          <table:table-cell table:style-name="ce32" office:value-type="float" office:value="16" calcext:value-type="float">
            <text:p>16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Missile Battleship</text:p>
          </table:table-cell>
          <table:table-cell table:style-name="ce8" table:formula="of:=[.C22]" office:value-type="string" office:string-value="Missile Battleship" calcext:value-type="string">
            <text:p>Missile Battleship</text:p>
          </table:table-cell>
          <table:table-cell table:style-name="ce8"/>
          <table:table-cell table:style-name="ce32" office:value-type="float" office:value="17" calcext:value-type="float">
            <text:p>17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Drone Battleship</text:p>
          </table:table-cell>
          <table:table-cell table:style-name="ce8" table:formula="of:=[.C23]" office:value-type="string" office:string-value="Drone Battleship" calcext:value-type="string">
            <text:p>Drone Battleship</text:p>
          </table:table-cell>
          <table:table-cell table:style-name="ce8"/>
          <table:table-cell table:style-name="ce32" office:value-type="float" office:value="18" calcext:value-type="float">
            <text:p>18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Ion Battleship</text:p>
          </table:table-cell>
          <table:table-cell table:style-name="ce8" table:formula="of:=[.C24]" office:value-type="string" office:string-value="Ion Battleship" calcext:value-type="string">
            <text:p>Ion Battleship</text:p>
          </table:table-cell>
          <table:table-cell table:style-name="ce8"/>
          <table:table-cell table:style-name="ce32" office:value-type="float" office:value="19" calcext:value-type="float">
            <text:p>19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style-name="ce8" table:number-columns-repeated="2"/>
          <table:table-cell table:style-name="ce33" office:value-type="float" office:value="20" calcext:value-type="float">
            <text:p>20</text:p>
          </table:table-cell>
          <table:table-cell table:style-name="ce36" table:formula="of:=[.$D$15]" office:value-type="string" office:string-value="Missile Frigate" calcext:value-type="string">
            <text:p>Missile Frigate</text:p>
          </table:table-cell>
          <table:table-cell table:style-name="ce36" table:number-columns-repeated="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1" calcext:value-type="float">
            <text:p>21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2" calcext:value-type="float">
            <text:p>22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3" calcext:value-type="float">
            <text:p>23</text:p>
          </table:table-cell>
          <table:table-cell table:style-name="ce37" table:formula="of:=[.$D$8]" office:value-type="string" office:string-value="Bomber" calcext:value-type="string">
            <text:p>Bombe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9]" office:value-type="string" office:string-value="Attack Bomber" calcext:value-type="string">
            <text:p>Attack Bomber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4" calcext:value-type="float">
            <text:p>24</text:p>
          </table:table-cell>
          <table:table-cell table:style-name="ce37" table:formula="of:=[.$D$8]" office:value-type="string" office:string-value="Bomber" calcext:value-type="string">
            <text:p>Bomber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5" calcext:value-type="float">
            <text:p>25</text:p>
          </table:table-cell>
          <table:table-cell table:style-name="ce37" table:formula="of:=[.$D$20]" office:value-type="string" office:string-value="Laser Battleship" calcext:value-type="string">
            <text:p>Laser Battleship</text:p>
          </table:table-cell>
          <table:table-cell table:style-name="ce37" table:number-columns-repeated="2"/>
          <table:table-cell table:style-name="ce15" table:number-columns-repeated="3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6" calcext:value-type="float">
            <text:p>26</text:p>
          </table:table-cell>
          <table:table-cell table:style-name="ce37" table:formula="of:=[.$D$9]" office:value-type="string" office:string-value="Attack Bomber" calcext:value-type="string">
            <text:p>Attack Bomber</text:p>
          </table:table-cell>
          <table:table-cell table:style-name="ce37" table:formula="of:=[.$D$6]" office:value-type="string" office:string-value="Fighter" calcext:value-type="string">
            <text:p>Fighte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7" calcext:value-type="float">
            <text:p>27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8" calcext:value-type="float">
            <text:p>28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29" calcext:value-type="float">
            <text:p>29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3" office:value-type="float" office:value="30" calcext:value-type="float">
            <text:p>30</text:p>
          </table:table-cell>
          <table:table-cell table:style-name="ce36" table:formula="of:=[.$D$21]" office:value-type="string" office:string-value="Bomb Battleship" calcext:value-type="string">
            <text:p>Bomb Battleship</text:p>
          </table:table-cell>
          <table:table-cell table:style-name="ce36" table:number-columns-repeated="5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1" calcext:value-type="float">
            <text:p>31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2" calcext:value-type="float">
            <text:p>32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3" calcext:value-type="float">
            <text:p>33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4" calcext:value-type="float">
            <text:p>34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number-columns-repeated="2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5" calcext:value-type="float">
            <text:p>35</text:p>
          </table:table-cell>
          <table:table-cell table:style-name="ce15" table:formula="of:=[.$D$22]" office:value-type="string" office:string-value="Missile Battleship" calcext:value-type="string">
            <text:p>Missile Battleship</text:p>
          </table:table-cell>
          <table:table-cell table:style-name="ce15" table:number-columns-repeated="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6" calcext:value-type="float">
            <text:p>36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 table:formula="of:=[.$D$6]" office:value-type="string" office:string-value="Fighter" calcext:value-type="string">
            <text:p>Fighte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7" calcext:value-type="float">
            <text:p>37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8" calcext:value-type="float">
            <text:p>38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8]" office:value-type="string" office:string-value="Bomber" calcext:value-type="string">
            <text:p>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39" calcext:value-type="float">
            <text:p>39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3" office:value-type="float" office:value="40" calcext:value-type="float">
            <text:p>40</text:p>
          </table:table-cell>
          <table:table-cell table:style-name="ce36" table:formula="of:=[.$D$20]" office:value-type="string" office:string-value="Laser Battleship" calcext:value-type="string">
            <text:p>Laser Battleship</text:p>
          </table:table-cell>
          <table:table-cell table:style-name="ce36" table:formula="of:=[.$D$21]" office:value-type="string" office:string-value="Bomb Battleship" calcext:value-type="string">
            <text:p>Bomb Battleship</text:p>
          </table:table-cell>
          <table:table-cell table:style-name="ce36" table:formula="of:=[.$D$22]" office:value-type="string" office:string-value="Missile Battleship" calcext:value-type="string">
            <text:p>Missile Battleship</text:p>
          </table:table-cell>
          <table:table-cell table:style-name="ce36" table:number-columns-repeated="3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1" calcext:value-type="float">
            <text:p>41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2" calcext:value-type="float">
            <text:p>42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10]" office:value-type="string" office:string-value="Missile ship" calcext:value-type="string">
            <text:p>Missile ship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9]" office:value-type="string" office:string-value="Attack Bomber" calcext:value-type="string">
            <text:p>Attack Bombe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3" calcext:value-type="float">
            <text:p>43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 table:formula="of:=[.$D$7]" office:value-type="string" office:string-value="Interceptor" calcext:value-type="string">
            <text:p>Interceptor</text:p>
          </table:table-cell>
          <table:table-cell table:style-name="ce15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4" calcext:value-type="float">
            <text:p>44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37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5" calcext:value-type="float">
            <text:p>45</text:p>
          </table:table-cell>
          <table:table-cell table:style-name="ce37" table:formula="of:=[.$D$20]" office:value-type="string" office:string-value="Laser Battleship" calcext:value-type="string">
            <text:p>Laser Battleship</text:p>
          </table:table-cell>
          <table:table-cell table:style-name="ce37" table:formula="of:=[.$D$21]" office:value-type="string" office:string-value="Bomb Battleship" calcext:value-type="string">
            <text:p>Bomb Battleship</text:p>
          </table:table-cell>
          <table:table-cell table:style-name="ce37" table:formula="of:=[.$D$22]" office:value-type="string" office:string-value="Missile Battleship" calcext:value-type="string">
            <text:p>Missile Battleship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5]" office:value-type="string" office:string-value="Missile Frigate" calcext:value-type="string">
            <text:p>Missile Frigate</text:p>
          </table:table-cell>
          <table:table-cell table:style-name="ce37"/>
          <table:table-cell table:number-columns-repeated="29"/>
          <table:table-cell table:style-name="Default" table:number-columns-repeated="2"/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6" calcext:value-type="float">
            <text:p>46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6]" office:value-type="string" office:string-value="Fighter" calcext:value-type="string">
            <text:p>Fighter</text:p>
          </table:table-cell>
          <table:table-cell table:style-name="ce37" table:formula="of:=[.$D$6]" office:value-type="string" office:string-value="Fighter" calcext:value-type="string">
            <text:p>Fighter</text:p>
          </table:table-cell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7" calcext:value-type="float">
            <text:p>47</text:p>
          </table:table-cell>
          <table:table-cell table:style-name="ce37" table:formula="of:=[.$D$9]" office:value-type="string" office:string-value="Attack Bomber" calcext:value-type="string">
            <text:p>Attack Bomber</text:p>
          </table:table-cell>
          <table:table-cell table:style-name="ce37" table:formula="of:=[.$D$9]" office:value-type="string" office:string-value="Attack Bomber" calcext:value-type="string">
            <text:p>Attack Bomber</text:p>
          </table:table-cell>
          <table:table-cell table:style-name="ce37" table:formula="of:=[.$D$9]" office:value-type="string" office:string-value="Attack Bomber" calcext:value-type="string">
            <text:p>Attack Bomber</text:p>
          </table:table-cell>
          <table:table-cell table:style-name="ce37" table:formula="of:=[.$D$9]" office:value-type="string" office:string-value="Attack Bomber" calcext:value-type="string">
            <text:p>Attack Bombe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8" calcext:value-type="float">
            <text:p>48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37" table:formula="of:=[.$D$10]" office:value-type="string" office:string-value="Missile ship" calcext:value-type="string">
            <text:p>Missile ship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style-name="ce37" table:formula="of:=[.$D$7]" office:value-type="string" office:string-value="Interceptor" calcext:value-type="string">
            <text:p>Interceptor</text:p>
          </table:table-cell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2" office:value-type="float" office:value="49" calcext:value-type="float">
            <text:p>49</text:p>
          </table:table-cell>
          <table:table-cell table:style-name="ce37" table:formula="of:=[.$D$20]" office:value-type="string" office:string-value="Laser Battleship" calcext:value-type="string">
            <text:p>Laser Battleship</text:p>
          </table:table-cell>
          <table:table-cell table:style-name="ce37" table:formula="of:=[.$D$20]" office:value-type="string" office:string-value="Laser Battleship" calcext:value-type="string">
            <text:p>Laser Battleship</text:p>
          </table:table-cell>
          <table:table-cell table:style-name="ce37" table:formula="of:=[.$D$20]" office:value-type="string" office:string-value="Laser Battleship" calcext:value-type="string">
            <text:p>Laser Battleship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style-name="ce37" table:formula="of:=[.$D$13]" office:value-type="string" office:string-value="Laser Frigate" calcext:value-type="string">
            <text:p>Laser Frigate</text:p>
          </table:table-cell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style-name="ce33" office:value-type="float" office:value="50" calcext:value-type="float">
            <text:p>50</text:p>
          </table:table-cell>
          <table:table-cell table:style-name="ce36" table:formula="of:=[.$D$21]" office:value-type="string" office:string-value="Bomb Battleship" calcext:value-type="string">
            <text:p>Bomb Battleship</text:p>
          </table:table-cell>
          <table:table-cell table:style-name="ce36" table:formula="of:=[.$D$21]" office:value-type="string" office:string-value="Bomb Battleship" calcext:value-type="string">
            <text:p>Bomb Battleship</text:p>
          </table:table-cell>
          <table:table-cell table:style-name="ce36" table:formula="of:=[.$D$22]" office:value-type="string" office:string-value="Missile Battleship" calcext:value-type="string">
            <text:p>Missile Battleship</text:p>
          </table:table-cell>
          <table:table-cell table:style-name="ce36" table:formula="of:=[.$D$22]" office:value-type="string" office:string-value="Missile Battleship" calcext:value-type="string">
            <text:p>Missile Battleship</text:p>
          </table:table-cell>
          <table:table-cell table:style-name="ce36" table:formula="of:=[.$D$15]" office:value-type="string" office:string-value="Missile Frigate" calcext:value-type="string">
            <text:p>Missile Frigate</text:p>
          </table:table-cell>
          <table:table-cell table:style-name="ce36" table:formula="of:=[.$D$15]" office:value-type="string" office:string-value="Missile Frigate" calcext:value-type="string">
            <text:p>Missile Frigate</text:p>
          </table:table-cell>
          <table:table-cell table:number-columns-repeated="29"/>
          <table:table-cell table:style-name="Default" table:number-columns-repeated="2"/>
          <table:table-cell table:number-columns-repeated="20"/>
        </table:table-row>
        <table:table-row table:style-name="ro1" table:number-rows-repeated="49">
          <table:table-cell table:number-columns-repeated="41"/>
          <table:table-cell table:style-name="Default" table:number-columns-repeated="2"/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40"/>
          <table:table-cell table:style-name="Default" table:number-columns-repeated="2"/>
          <table:table-cell table:number-columns-repeated="20"/>
        </table:table-row>
        <table:table-row table:style-name="ro1" table:number-rows-repeated="60">
          <table:table-cell table:number-columns-repeated="41"/>
          <table:table-cell table:style-name="Default" table:number-columns-repeated="2"/>
          <table:table-cell table:number-columns-repeated="20"/>
        </table:table-row>
        <table:table-row table:style-name="ro1" table:number-rows-repeated="1048409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13:14:36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27T13:15:01.970000000</dc:date>
    <meta:editing-duration>P1DT3M46S</meta:editing-duration>
    <meta:editing-cycles>121</meta:editing-cycles>
    <meta:document-statistic meta:table-count="1" meta:cell-count="261" meta:object-count="0"/>
  </office:meta>
</office:document-meta>
</file>